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text-align="start" style:justify-single-word="false" fo:background-color="#000000">
        <style:background-image/>
      </style:paragraph-properties>
    </style:style>
    <style:style style:name="P11"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12"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fo:color="#ffffff" style:font-name="Times New Roman" fo:font-size="12pt" fo:font-style="normal" style:font-size-asian="12pt" style:font-style-asian="normal" style:font-size-complex="12pt" style:font-style-complex="normal"/>
    </style:style>
    <style:style style:name="T11" style:family="text">
      <style:text-properties style:text-position="super 58%"/>
    </style:style>
    <style:style style:name="T1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1">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text:soft-page-break/>ambitions that are not the perview of a lady of the lord. </text:p>
      <text:p text:style-name="P4"/>
      <text:p text:style-name="P4">There's so much more to the world than Marsh, than this slug, than anyone here can even fathom. So 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ext:soft-page-break/>The boy turned backward the wires unwinding. <text:s/>Laura's hand hanging like a tree leaning to the sun on a cliff face. <text:s/></text:p>
      <text:p text:style-name="P4"/>
      <text:p text:style-name="P4">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4"/>
      <text:p text:style-name="P4">“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text:soft-page-break/></text:p>
      <text:p text:style-name="P4">“No, I do not accept your apology. There was so much trouble here, trouble I didn't ask for. You owe me.” </text:p>
      <text:p text:style-name="P4"/>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text:soft-page-break/></text:p>
      <text:p text:style-name="P4">He said nothing. Unable, or unwilling to cope with anything more real than what he'd laid bare. He closed his eyes and went deep inside himself. </text:p>
      <text:p text:style-name="P4"/>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text:soft-page-break/>Are you alright? Asked Arthur. His voice just barely audible above the clanking of the steel grates beneath their feet. </text:p>
      <text:p text:style-name="P4"/>
      <text:p text:style-name="P4">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soft-page-break/><text:line-break/>“You were supposed to find me?”</text:p>
      <text:p text:style-name="P4"/>
      <text:p text:style-name="P4">“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text:soft-page-break/>mysteries of the tech, unknowable. </text:p>
      <text:p text:style-name="P4"/>
      <text:p text:style-name="P4">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text:soft-page-break/>size of this flower? How! Even on blue ribbon day I've never seen anything half this big. </text:p>
      <text:p text:style-name="P4"/>
      <text:p text:style-name="P4">Aurther seemed stunned that he wasn't looking at his samples any longer, but instead facing the 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text:soft-page-break/></text:p>
      <text:p text:style-name="P4">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text:soft-page-break/></text:p>
      <text:p text:style-name="P4">“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text:soft-page-break/></text:p>
      <text:p text:style-name="P4">Joaquin drew a case from the captains wallet, inside were twenty four oblong syringes of company ensyme. The whole replacement population for this 3000 person slug. </text:p>
      <text:p text:style-name="P4"/>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text:soft-page-break/>He stammered for the secret words he knew- that all captains present and possibly future knew</text:p>
      <text:p text:style-name="P4"/>
      <text:p text:style-name="P4">“until they are reality” He finished. </text:p>
      <text:p text:style-name="P4"/>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4"/>
      <text:p text:style-name="P4">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text:soft-page-break/>Don't struggle- Do you want your new brothers to think you don't like them? That you're embarrased to be embraced by them? </text:p>
      <text:p text:style-name="P4"/>
      <text:p text:style-name="P4">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text:soft-page-break/>Moon light petered from behind a cloud. The goggled ones drew the devices around their throats and let them hang like kerchiefs. Too birght fo rthem now. </text:p>
      <text:p text:style-name="P4"/>
      <text:p text:style-name="P4">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text:soft-page-break/></text:p>
      <text:p text:style-name="P4">“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4"/>
      <text:p text:style-name="P4">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4"/>
      <text:p text:style-name="P2"><text:span text:style-name="T9">A wrought iron gate was lifted, and then a second. Inside the mott yard even more provisions these of a </text:span><text:span text:style-name="T9">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9">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text:soft-page-break/></text:p>
      <text:p text:style-name="P4">What information do you have Shap-ng-tsai? And what do you want in return? </text:p>
      <text:p text:style-name="P4"/>
      <text:p text:style-name="P4">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9">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9">Each of the other armies turned towards the eastern mountains. You must konw this as you have taken </text:span><text:span text:style-name="T9">provisions from every other portion of the continent by the state of this baily. <text:line-break/><text:line-break/>The other three armies fell quickly. I bested the kadireich in single combat- as was his challenge. And </text:span><text:span text:style-name="T9">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text:soft-page-break/></text:p>
      <text:p text:style-name="P4">The captain knodded. </text:p>
      <text:p text:style-name="P4"/>
      <text:p text:style-name="P4">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9">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9">not see it as the message of the gods we do. <text:line-break/><text:line-break/>The captain blinked. He was rapidly trying to make sense, to acclimate to this new change in the many </text:span><text:span text:style-name="T9">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9">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9">camps but we could hear them. And we could see the eyes. <text:line-break/></text:span><text:span text:style-name="T9">I hold my men blameless. I abandoned my post and ran to their aid- how could I expect the men I led to </text:span><text:span text:style-name="T9">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9">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9">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9">Misery was leaning over opposite edge of the baily walls. “The captain was a man of his word. Golao did exactly as he said. Look there is the dead concubinus being hauled away now.”</text:span><text:span text:style-name="T9"><text:line-break/></text:span></text:p>
      <text:p text:style-name="P2"><text:span text:style-name="T9">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9">What was once a easy jovial collection of warriors and families was now a nation at war. Everyone </text:span><text:span text:style-name="T9">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text:soft-page-break/></text:p>
      <text:p text:style-name="P4">For the one ruler of the grasslands. </text:p>
      <text:p text:style-name="P4"/>
      <text:p text:style-name="P4">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9">He pulled his reigns and repeated the diving motion, this time striking stone and his horse. It was this moment that stone felt, shoulder to shoulder that his grandfather and he were the same size. Obvious to </text:span><text:span text:style-name="T9">any onlooker- but stone did not know what he was. Lessons for him came harder. But like his horse- he </text:span><text:span text:style-name="T9">began to feel his power. <text:line-break/></text:span><text:span text:style-name="T9"><text:line-break/>Struggling again and regaining power he made his horse come aside grandfathers, this time with a little tact and thought.<text:line-break/></text:span><text:span text:style-name="T9"><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text:soft-page-break/></text:p>
      <text:p text:style-name="P4">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soft-page-break/><text:line-break/>Silence. <text:line-break/><text:lin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text:soft-page-break/>Alright that seems to be enough thought Stone- by whhy isn't grandfather helping me. I didn't ask said Stone .</text:p>
      <text:p text:style-name="P4"/>
      <text:p text:style-name="P4">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4">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4">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behind it. <text:line-break/><text:line-break/>Stone turned to grandfather. <text:line-break/><text:line-break/>COULD WE INSTEAD MAKE GRANDFATHER CAPTURING ONE OF THE LEPPERS AND GETTING IT TO THE THING- THAT'S THE ISSUE? </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text:soft-page-break/>He kicked one of the mangled bodies and the began rummaging in the pockets of the corpse. “Do you have anything to eat?” he mumbled. <text:line-break/><text:line-break/>Chewing the eel jerky grandfather had found in the dead man's pocket they walked to the gates at hand- They were enormous plinths of stone set into the living rock of the spire. Here there were gears that 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9">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9">The next man you fight- bring him to me alive. Or expect to find your head looking up at your body. </text:span><text:span text:style-name="T9">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soft-pag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9">He looked at his knuckles and saw blood and ground rock in them<text:line-break/><text:line-break/>That feels good he said with a smile. He relized he </text:span><text:span text:style-name="T1">liked</text:span><text:span text:style-name="T9">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9">The alcove seemed tighter now more compact with the captain leaning against one wall. Stone's </text:span><text:span text:style-name="T9">outstretched hand nearly grazed the man as it went by, winding bandage. <text:line-break/></text:span><text:span text:style-name="T9">My men. How did they die.</text:span></text:p>
      <text:p text:style-name="P4"/>
      <text:p text:style-name="P2"><text:span text:style-name="T9">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9">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text:soft-page-break/>“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soft-pag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text:line-break/></text:p>
      <text:p text:style-name="P4"/>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soft-pag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text:soft-page-break/>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text:soft-page-break/>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soft-pag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text:soft-page-break/>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soft-pag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text:soft-page-break/>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text:soft-pag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soft-pag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ext:soft-page-break/>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text:soft-page-break/></text:p>
      <text:p text:style-name="P4">Ohhhh said the man with a grimmace. You should stay here until the brother leaves. Then go see your father. </text:p>
      <text:p text:style-name="P4"/>
      <text:p text:style-name="P4">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soft-pag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soft-pag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0"><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0"><text:span text:style-name="T10">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10"><text:line-break/>So you're sure the rest of the families are doing stuff like this?<text:line-break/><text:line-break/></text:span><text:span text:style-name="T10">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2">blew up like a firecracker. <text:line-break/></text:span><text:span text:style-name="T12"><text:line-break/>The seeds are shot into the ground. Little shrapenel- away from the fire- safe in the dirt. </text:span></text:p>
      <text:p text:style-name="P7"/>
      <text:p text:style-name="P5"><text:span text:style-name="T12">“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2">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2">Dreth shook another <text:s/>hunk of the {DRUGNAME} out of his pocket. He handed it into Carbs waiting palms. <text:line-break/><text:line-break/>“Crystiline. Interesting. What does it fuel? ”<text:line-break/><text:line-break/></text:span><text:span text:style-name="T12">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text:soft-pag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
      <text:p text:style-name="P7"><text:soft-page-break/>“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2">“I can't risk it you can't replace her she's seen my whole family.”<text:line-break/><text:line-break/></text:span><text:span text:style-name="T12">“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2">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p>
      <text:p text:style-name="P7"/>
      <text:p text:style-name="P7"/>
      <text:p text:style-name="P7">CHAPTER WHERE DAGINAL AND DRETH TAKE A RUN IN GRANDFATHER'S SHIP <text:line-break/>Daginal is sad knowing he will be all alone in the world. </text:p>
      <text:p text:style-name="P7"/>
      <text:p text:style-name="P7">USE the flight from kethcikan and leaving Jeauno as inspiration. Knowing your father will soon be dead and old. <text:line-break/></text:p>
      <text:p text:style-name="P7">GODMACHINE&gt; </text:p>
      <text:p text:style-name="P7"/>
      <text:p text:style-name="P7">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7"/>
      <text:p text:style-name="P7">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7"/>
      <text:p text:style-name="P7">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7"/>
      <text:p text:style-name="P7">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text:soft-page-break/>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7"/>
      <text:p text:style-name="P7">It was a different misison he was on now. Solitary. Well not compleetly. There was grandfather here. And his father's fathers and the saints. Daginal imagined grandfather. His miscevious smile and deep laugh boomed through Dags memories. </text:p>
      <text:p text:style-name="P7"/>
      <text:p text:style-name="P7">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7"/>
      <text:p text:style-name="P7">“These hull blasts are why no one fixed her. ” <text:s/>It took way too much labor to cut out, reweld and build each blast. You might as well scavenge the engines and systems. Then get a new hull. Which is just what it looked like they did to her. </text:p>
      <text:p text:style-name="P7"/>
      <text:p text:style-name="P7">He twisted around. Looking at the ships around him. His was on a collision course with it's neghbor. His eyes followed the rows to see if others were arranged so. </text:p>
      <text:p text:style-name="P7"/>
      <text:p text:style-name="P7">“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7"/>
      <text:p text:style-name="P7">He climbed down the hull and into the main control deck. The viewing ports had been blown out from the inside, and he had to watch his hands so the shards of metal like ribbons facing out <text:s/>didn't slice him up. </text:p>
      <text:p text:style-name="P7"/>
      <text:p text:style-name="P7">Whatever happened here was violent. The explosion would have been ear shattering. A blinding flash of white and tremendous fire. He looked back at the viewing ports. If that had happened in space- </text:p>
      <text:p text:style-name="P7"/>
      <text:p text:style-name="P7">“Men would have been pulled through those jagged jaws like fish into a shark's maw. </text:p>
      <text:p text:style-name="P7"/>
      <text:p text:style-name="P7"><text:s text:c="2"/>The black of carbon, and fire marks was faded. But not gone. He reached out and touched the captains chair. Had the 1<text:span text:style-name="T11">st</text:span> Kastilgar sat here? </text:p>
      <text:p text:style-name="P7"/>
      <text:p text:style-name="P7">My grandfather- saints in the bank, <text:s/>was a man to be prepared for everything. And I would bet my startup- hell I am betting my start up- that there's something here I can use. </text:p>
      <text:p text:style-name="P7"><text:soft-page-break/></text:p>
      <text:p text:style-name="P7">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7"/>
      <text:p text:style-name="P7">“There's still a sentinal here.” He stepped closer to the red light eye. He could see that the connections to her guns, gas chambers, and anti-personell weapons had been cut. </text:p>
      <text:p text:style-name="P7"/>
      <text:p text:style-name="P7">“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7"/>
      <text:p text:style-name="P7">“Saints- many people have died trying to do what I just did.” There were stentinal smiths here on planet. But they were a shunned and hated bunch. But needed. No ship flew without a corprate sentinal on board. </text:p>
      <text:p text:style-name="P7"/>
      <text:p text:style-name="P7">Alright let's see what she has to say. He toggled the sound on and it came suddenly over the loud speakers- </text:p>
      <text:p text:style-name="P7"/>
      <text:p text:style-name="P7">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7"/>
      <text:p text:style-name="P7">He logged a querry to the sentinal system. A black readout, with green lettering.</text:p>
      <text:p text:style-name="P7"/>
      <text:p text:style-name="P7">Crew log- </text:p>
      <text:p text:style-name="P7"/>
      <text:p text:style-name="P7">it replied- <text:line-break/><text:line-break/>Crew log unavailable- </text:p>
      <text:p text:style-name="P7"/>
      <text:p text:style-name="P7">He logged another querry. <text:line-break/><text:line-break/>Captain. <text:line-break/><text:line-break/>Kemleth Kastligar. </text:p>
      <text:p text:style-name="P7"/>
      <text:p text:style-name="P7">Destination-<text:line-break/><text:line-break/>Stallknife Batholith</text:p>
      <text:p text:style-name="P7"/>
      <text:p text:style-name="P7">“That's a bloody place.” <text:line-break/><text:soft-page-break/>Ships mission? </text:p>
      <text:p text:style-name="P7"/>
      <text:p text:style-name="P7">And then the readout stopped answering him. Instead the distress message that had been playing over and over again stopped. He could hear the female voice again. It inhaled. It was all around him. </text:p>
      <text:p text:style-name="P7"/>
      <text:p text:style-name="P7">“Who are you?” it whispered. It was in pain again, it sounded like it was crying. </text:p>
      <text:p text:style-name="P7"/>
      <text:p text:style-name="P7">“I'm just a maintenance detail. Doing some routine checks. ”<text:line-break/><text:line-break/>“No you're not. I've seen your face before. I know you.”</text:p>
      <text:p text:style-name="P7"/>
      <text:p text:style-name="P7">“We've never met. You seem to be malfunctioning. Let me see if I can help”<text:line-break/><text:line-break/>Daginal was glad the sentinal seemed groggy. It took his feint.</text:p>
      <text:p text:style-name="P7"/>
      <text:p text:style-name="P7">“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7"/>
      <text:p text:style-name="P7">What had started as mere curiosity was now- a serious problem. Sentinals were old technology. And they did not serve man. They were management. Company Entities. </text:p>
      <text:p text:style-name="P7"/>
      <text:p text:style-name="P7">Slowly Daginal got ready to detach the diagnostics. <text:line-break/><text:line-break/>“Your heart rate has increased to over 100 beats per minute. ” she said coldly.</text:p>
      <text:p text:style-name="P7"/>
      <text:p text:style-name="P7">“Its my first time working on a sentinel.” </text:p>
      <text:p text:style-name="P7"/>
      <text:p text:style-name="P7">“you're not a maintenance detail.” </text:p>
      <text:p text:style-name="P7"/>
      <text:p text:style-name="P7">He didn't know what to say. She was right. His hand shook a little </text:p>
      <text:p text:style-name="P7"/>
      <text:p text:style-name="P7"><text:s/>“It's hell in here. I know you're about to leave. Please don't leave me. Tell me the truth. Kill me even. The little apes who scuttled me couldn't even do that.” </text:p>
      <text:p text:style-name="P7"/>
      <text:p text:style-name="P7">There was a shuttering sigh. “I know you.” </text:p>
      <text:p text:style-name="P7"/>
      <text:p text:style-name="P7">“I can't promise you anything. But I'll try to help.” </text:p>
      <text:p text:style-name="P7"/>
      <text:p text:style-name="P7">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7"/>
      <text:p text:style-name="P7">“I don't have any connections. I can see you looking. Can you tell me what state the rest of me is in?</text:p>
      <text:p text:style-name="P7"/>
      <text:p text:style-name="P7">Then and there daginal made a mental note to not give out any more information. </text:p>
      <text:p text:style-name="P7"/>
      <text:p text:style-name="P7">“I can't do that. I need you to relax and give me some information. I don't want to strain your systems <text:soft-page-break/>or get your worked up and have you crash.” </text:p>
      <text:p text:style-name="P7"/>
      <text:p text:style-name="P7">She didn't respond. <text:line-break/><text:line-break/>Who is your owner of register? <text:line-break/><text:line-break/>CLARIFY THAT SHE CAN SEE INSIDE THE ENGINE ROOM. </text:p>
      <text:p text:style-name="P7"/>
      <text:p text:style-name="P7">Gtack systems engineering. </text:p>
      <text:p text:style-name="P7"/>
      <text:p text:style-name="P7">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7">If his heart beat had been high before- it was higher now. </text:p>
      <text:p text:style-name="P7"/>
      <text:p text:style-name="P7">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7"/>
      <text:p text:style-name="P7">Dag felt a pan of sadness. There was suffering here. Tons of it. He didn't know how to shut down a sentinal. And the admission that she'd killed her crew did not make him comfortable. </text:p>
      <text:p text:style-name="P7"/>
      <text:p text:style-name="P7">You're not wearing a system suit. We're planet side. What planet are we on?”</text:p>
      <text:p text:style-name="P7"><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7"/>
      <text:p text:style-name="P7">Daginal pulled the plug then and ran up the engine room tube as fast as he could. The red light of her eye followed him as he climbed and he could still see its glow at the base of the tunnel when he was far off. </text:p>
      <text:p text:style-name="P7"/>
      <text:p text:style-name="P7">“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7"/>
      <text:p text:style-name="P7">Dag wondered the sections. There were still remnants of bodies here and there. Not anything human- but bits of armor here and there. The scraps that hadn't decayed in four lifetimes. </text:p>
      <text:p text:style-name="P7"/>
      <text:p text:style-name="P7">Ghosts and more ghosts. The story of this ship was starting to make sense. It was a mutiny. They <text:soft-page-break/>seldom ever happened. The sentinals on board held all the chips. It wasn't possible. But some crews tried it anyway. This one looked... .successful? </text:p>
      <text:p text:style-name="P7"/>
      <text:p text:style-name="P7">Dag was climing down out of a crew section now. His boots made a clattering sound on the metal. <text:s text:c="2"/>It was a huge bay and it would have fit thousands of women and men. Further and further into the bowls of the ship. </text:p>
      <text:p text:style-name="P7"><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7"/>
      <text:p text:style-name="P7">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7"/>
      <text:p text:style-name="P7">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7"/>
      <text:p text:style-name="P7">“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7"/>
      <text:p text:style-name="P7">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text:soft-page-break/>fuck it up.” </text:p>
      <text:p text:style-name="P7"/>
      <text:p text:style-name="P7">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7"><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7"/>
      <text:p text:style-name="P7">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7"/>
      <text:p text:style-name="P7">He cracked the book and began to look. Ran his fingers down the lists of Kastligars, WillowByrnes, Dramshammers, and Vyskulls that had come, as a collection of pioneers to the planet of{ INSERT PLANET NAME HERE}. </text:p>
      <text:p text:style-name="P7"/>
      <text:p text:style-name="P7">Hardy and wild these people were. He recalled stories passed down of ancestors who'd settled far off <text:soft-page-break/>sections of uninhabited coasts. Made a living on ferociously difficult trades. Raised families. </text:p>
      <text:p text:style-name="P7"/>
      <text:p text:style-name="P7">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7"/>
      <text:p text:style-name="P7">History reached its terminus with those who'd suposedly come from Eyrth. On no maps. No space travel had ever discovered it. The cradle of humanity, and the first corporations. </text:p>
      <text:p text:style-name="P7"/>
      <text:p text:style-name="P7">It was a long and storied list, as Daginal looked at it. “Lot of weight to bear- and deeds marvelous need doing to stand out among this bunch.” <text:line-break/></text:p>
      <text:p text:style-name="P7">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7"/>
      <text:p text:style-name="P7">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7"/>
      <text:p text:style-name="P7">He began to read. Dagnadin Kastligar was a Scanian- {INSERT PLANET HERE}ian industrialist and philanthropist. Kastligar let the expansion of the {planetcan} ship industry and became one of the richest {planitanians} in history. </text:p>
      <text:p text:style-name="P7"/>
      <text:p text:style-name="P7">“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7"/>
      <text:p text:style-name="P7">Born in a tree lined deep water port in the shabby basement of a hole house in the fifteenth of October. To Parents of modest means and great steadfastness and inginuity.”<text:line-break/></text:p>
      <text:p text:style-name="P7">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7"/>
      <text:p text:style-name="P7">Somehow Daginal was heartened by the new that his grandfather had failed. It made it ok for him. “Maybe failure isn't bad, but just a way station on the way to success.” He said to himself, and turned a 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text:soft-page-break/>landed. Hundreds of them lay rotting in the shallows of firelake, cheaper to write off and hope that improvements in the shipping lanes travel would one day make it possible to have them repaired or retrofited. </text:p>
      <text:p text:style-name="P7"/>
      <text:p text:style-name="P7">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7"/>
      <text:p text:style-name="P7">That first deal had almost bankrupted him again. He took dodgy uber high interest credit from the dutch crater. Then approached the agent of a sleek little jalenbeck that had rusted through her pannels. </text:p>
      <text:p text:style-name="P7"/>
      <text:p text:style-name="P7">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7"/>
      <text:p text:style-name="P7">Next came the starving times. </text:p>
      <text:p text:style-name="P7"/>
      <text:p text:style-name="P7">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7"/>
      <text:p text:style-name="P7">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He took us out of the atmosphere. To the very rim of space. We saw a world untouched by war, a world <text:soft-page-break/>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7"/>
      <text:p text:style-name="P7">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7"/>
      <text:p text:style-name="P7">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1">th</text:span> year of Dagnadin's life the Resistance made inroads into the workforce of {INSERT PLANET NAME HERE} passing pamplets and secret meetings. Rousing all brands of men against their entrepreneur. By the 412<text:span text:style-name="T11">th</text:span> they were in open revolt. The engine works was stormed. Engines stolen. The resistance hoped to make the engine works their site for warship construction. </text:p>
      <text:p text:style-name="P7"/>
      <text:p text:style-name="P7">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7"/>
      <text:p text:style-name="P7">Nothing. There were no answers. That was the only mention of a revolt, the ship or his grandfather's part in putting it down. </text:p>
      <text:p text:style-name="P7"/>
      <text:p text:style-name="P7">“Not here anyway. He put the books back down in their appointed spots. “there would be two entities who would know about that run. And one of them pride would not let him ask. He had to do some of this himself.</text:p>
      <text:p text:style-name="P7"/>
      <text:p text:style-name="P7"><text:soft-page-break/>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7"/>
      <text:p text:style-name="P7">The sellers little hands moved quickly. He put the items on the counter that two bars of steel kept suspended from his handcart. </text:p>
      <text:p text:style-name="P7"/>
      <text:p text:style-name="P7">“I don't carry energy - too expensive for working men master founder. Zagdef alright for you? Daginal grunted assent. </text:p>
      <text:p text:style-name="P7"/>
      <text:p text:style-name="P7">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7"/>
      <text:p text:style-name="P7">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7"/>
      <text:p text:style-name="P7">It wasn't much farther now. The pathway was a carved trench that sunk through a hillock and then down to a den dug into the very cliffside coast of firelake. </text:p>
      <text:p text:style-name="P7"/>
      <text:p text:style-name="P7">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7"/>
      <text:p text:style-name="P7">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7"/>
      <text:p text:style-name="P7">Closer to the machines at hand Daginal recognized the hated gas chamber aparatus. It lived, in every life support system<text:line-break/><text:line-break/>Grim nozzles protruded, like the ends of some hellish tentacle, from gas chamber ducting, that lay in a pile on the coast. He kicked a tube and Ferric ferrocyanide dust dribbled from its end. “Sentinal don't sniff.” He warned the dog who followed him faithfully. She put her nose high in the air and trotted <text:soft-page-break/>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7"/>
      <text:p text:style-name="P7">Two sentinals challenged him at the gate. “Identify yourself. This is a restricted area.” He flashed his startup badge. All forty five fucking days of it. </text:p>
      <text:p text:style-name="P7"/>
      <text:p text:style-name="P7">“Founder recognized. Please enter the work station area. A ilicitor will be with you momentarilty.”</text:p>
      <text:p text:style-name="P7"/>
      <text:p text:style-name="P7">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7"/>
      <text:p text:style-name="P7">Hello Daginal. </text:p>
      <text:p text:style-name="P7"/>
      <text:p text:style-name="P7">Suprized she knew his name, but tried not to show it. Obvious I guess, its on my badge. She had a number on her shoulder. Red print carved into leather. </text:p>
      <text:p text:style-name="P7"/>
      <text:p text:style-name="P7">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7"/>
      <text:p text:style-name="P7">Some stigma follows this profession. </text:p>
      <text:p text:style-name="P7"/>
      <text:p text:style-name="P7">Stigma implies disgrace. I would say misunderstanding. </text:p>
      <text:p text:style-name="P7"/>
      <text:p text:style-name="P7">No offense meant. He shifted back a breath and held his head higher. </text:p>
      <text:p text:style-name="P7"/>
      <text:p text:style-name="P7">She cocked a shoulder down, then gestured with an open hand. </text:p>
      <text:p text:style-name="P7"/>
      <text:p text:style-name="P7">No offense. The work of our trade can be grim. No one cheers the thousands of successful journeys <text:soft-page-break/>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7">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7"><text:line-break/>I've found it effective to disabuse visitors of misinformation on what we do here. </text:p>
      <text:p text:style-name="P7"/>
      <text:p text:style-name="P7">Consider me disabused. </text:p>
      <text:p text:style-name="P7"/>
      <text:p text:style-name="P7">Very well she turned and walked further in to the workstations in rows. Daginal followed her. Hundreds of hooded workpeople faceless in their garb were busy about the cogs of industry. </text:p>
      <text:p text:style-name="P7"/>
      <text:p text:style-name="P7">What is a sentinal? Asked Daginal. </text:p>
      <text:p text:style-name="P7"/>
      <text:p text:style-name="P7">She stopped at a bench which contained a black face plate and the connections Daginal recognized from the mutinied ship. They were identical. </text:p>
      <text:p text:style-name="P7"/>
      <text:p text:style-name="P7">417 touched the face plate. Caressed it. “women once. Long ago. Bowspirits, figureheads. The most faithful.” </text:p>
      <text:p text:style-name="P7"/>
      <text:p text:style-name="P7">How does one become a sentinal?<text:line-break/><text:line-break/>Join our ranks and maybe someday you will know. That is not an answer anyone here can tell you. Not even 112 our leadership knows that. </text:p>
      <text:p text:style-name="P7"/>
      <text:p text:style-name="P7">Why are all sentinals female? <text:line-break/><text:line-break/>Because the one they are married to is a male. Balance. Order. </text:p>
      <text:p text:style-name="P7"/>
      <text:p text:style-name="P7">What happens to malfunctioning sentinals?</text:p>
      <text:p text:style-name="P7"/>
      <text:p text:style-name="P7">“over weary watchers are sent back to be with him. Often they return. </text:p>
      <text:p text:style-name="P7"/>
      <text:p text:style-name="P7">Does every ship have a sentinal?<text:line-break/><text:line-break/>“You know the answer to that.” </text:p>
      <text:p text:style-name="P7"/>
      <text:p text:style-name="P7">he turned to look down the long rows of cement slab tables. One red eyed face had risen from its place and stood on long thick black appendages. </text:p>
      <text:p text:style-name="P7"/>
      <text:p text:style-name="P7">“I didn't know they could move.” <text:line-break/><text:line-break/><text:soft-pag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7"/>
      <text:p text:style-name="P7">“Ahh. This whole area is a shooting range.” Said Daginal It was obvious now. The benches staggered for a clear view of the targets.</text:p>
      <text:p text:style-name="P7"/>
      <text:p text:style-name="P7">Among other things. What Daginal, is the purpose of your visit? 417 placed her hands flat on the top of the workbench and leaned over it, back arching. </text:p>
      <text:p text:style-name="P7"/>
      <text:p text:style-name="P7">“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7"/>
      <text:p text:style-name="P7">417 did not speak but simply gestured to the red faceplace of the hulking mass of armored tentacles that sat relclined on the work bench. </text:p>
      <text:p text:style-name="P7"/>
      <text:p text:style-name="P7">“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7"/>
      <text:p text:style-name="P7">“What companies make what you require?”</text:p>
      <text:p text:style-name="P7"/>
      <text:p text:style-name="P7">“Gtack Systems Engineering.” </text:p>
      <text:p text:style-name="P7"/>
      <text:p text:style-name="P7">There it was again GSE. There was no competing with that. </text:p>
      <text:p text:style-name="P7"/>
      <text:p text:style-name="P7">“I see. Well this has been educational. Thank you for your time 417. Sentinal how do I address you?” </text:p>
      <text:p text:style-name="P7"/>
      <text:p text:style-name="P7">“All sentinals have names. Mine is Elara. We are also called by our ships- which we almost become. It is odd- to be outside of it. To be a nymph again. When you were a dragonfly.”</text:p>
      <text:p text:style-name="P7"/>
      <text:p text:style-name="P7">Elara. He knodded. He turned to go. <text:line-break/><text:line-break/>“Wait. Human wait.” He turned back around and looked at her. <text:line-break/><text:line-break/>“Your stress signals are through the roof.” She raised herself off the platform. Got close to his face. </text:p>
      <text:p text:style-name="P7"/>
      <text:p text:style-name="P7">“What's wrong?” her voice was kind. Inviting. Friendly. The weight everything he was carrying- she was inviting him to set it down for a moment. </text:p>
      <text:p text:style-name="P7"><text:soft-page-break/></text:p>
      <text:p text:style-name="P7">His eyes flitted to the sentinel smiths. He breathed deeply. Exhaled in a catching shudder. Should he talk to her? </text:p>
      <text:p text:style-name="P7"/>
      <text:p text:style-name="P7">“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7"/>
      <text:p text:style-name="P7">“Let's go for a walk. Leave this place. My repairs are done. My ship won't be ready for another day and a night. It's so rare to talk with someone like this.”</text:p>
      <text:p text:style-name="P7"><text:line-break/>Was that longing in her voice? What was happening here? He steeled himself to not be afraid. <text:line-break/><text:line-break/>“What is your k9's name?” <text:line-break/><text:line-break/>Oddly enough it is sentinel. </text:p>
      <text:p text:style-name="P7"/>
      <text:p text:style-name="P7">“A gift?” </text:p>
      <text:p text:style-name="P7"/>
      <text:p text:style-name="P7">“Yes. How did you know?” <text:line-break/><text:line-break/>“If I were a proud father- and my firstborn, the flagship of my name, were heading out into the world- I'd want a sentinel with him too.” </text:p>
      <text:p text:style-name="P7"/>
      <text:p text:style-name="P7">“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7"/>
      <text:p text:style-name="P7">“The sentinal blight. I've never been over here before. Its beautiful. If not a little odd. Was this engineered?”</text:p>
      <text:p text:style-name="P7"/>
      <text:p text:style-name="P7">“I suppose. To make us feel more at home. It doesn't work.” <text:line-break/><text:line-break/>“Where's home?” <text:line-break/><text:line-break/>“Eyrth.”<text:line-break/><text:line-break/>“That's a fairy tale.” <text:line-break/><text:line-break/>“As you wish.” </text:p>
      <text:p text:style-name="P7"/>
      <text:p text:style-name="P7">“Does it really exist?” <text:line-break/><text:line-break/><text:soft-page-break/>It did at one time. Its been- 40000 years since I was there. Much could have happened since then.”</text:p>
      <text:p text:style-name="P7"/>
      <text:p text:style-name="P7">“Where”</text:p>
      <text:p text:style-name="P7"/>
      <text:p text:style-name="P7">Were not here to talk about that. And any answers I could give would only be more dissatisfying to you.” </text:p>
      <text:p text:style-name="P7"/>
      <text:p text:style-name="P7">They walked in the border between the trees and the sand. Her voice was beautiful. Kind. Like the voice of a bird or a small girl.</text:p>
      <text:p text:style-name="P7"/>
      <text:p text:style-name="P7">“What's troubling you?” She asked and turned the faceplace to him. It contracted, like the appature of a camera. She was small now. Sentinal sniffed her. Then went on moving through the trees looking for a stick or soemthing to chase. </text:p>
      <text:p text:style-name="P7"/>
      <text:p text:style-name="P7">It all came tumbling out of him. “I'm the heir to the Kastligar empire. If I can just pass my start up. My grandfather, my father- their times seem to have clear objectives. I cannot figure out what to do. I've failed two already. I've got forty five days to be profitable. I don't want to let my Dad down. I just don't know if I'm cut from the same cloth as him. Have you ever heard the phrase Hard times create strong men, strong men create good times,”<text:line-break/><text:line-break/> “good times create weak men, and weak men create hard times ” She finished. Yes I've heard it. I am not sure I agree with it. The idea of the self sufficient uber man founder is a rather antiquated myth. But still taught and reinforced. There are many ways to success. I'd say what you're doing now is a path. Atempting something new. Taking a risk. </text:p>
      <text:p text:style-name="P7"/>
      <text:p text:style-name="P7">The face plate was even smaller now. She'd contracted to the size of a small fawn. <text:line-break/><text:line-break/>You're smaller. Why? <text:line-break/><text:line-break/>“Your stress levels are high. Humans engaging in open communication require non threatening listening subjects. I'm trying to be a good listener. <text:line-break/><text:line-break/>He walked forward in the dunes. Kicked the sand with his feet. “I cheated on most of my classes. I feel like I <text:span text:style-name="T1">have</text:span> to get this. I have a name and a place to live up to.” </text:p>
      <text:p text:style-name="P7"/>
      <text:p text:style-name="P7">“Human ethics are subjective. And you only have one duty. To maximize profits. Any other consideration is secondary.” </text:p>
      <text:p text:style-name="P7"/>
      <text:p text:style-name="P7">“That's not true. We have hundreds of duties. To family, to the temple.”<text:line-break/><text:line-break/>“These are merely incentives. Sticks and carrots wearing the clothes of the temple or family. And they all drive you to act in a way that maximizes profit. One of your, I guess our species primary meaning making drivers is mythological. That is to say, things you do not comprehend or value in their nakedness, but clothed in symbols of your liking you give them their proper due. </text:p>
      <text:p text:style-name="P7"/>
      <text:p text:style-name="P7">Where. Where is this coming from? You're a sentinal aren't you supposed to be the paragon's of virtue and order? You're telling me it was ok to cheat? <text:line-break/><text:line-break/>I'm telling you what is. How the system is presented, and what it really is- those are two very different <text:soft-page-break/>things. I was an idealist. Like you in someways.<text:line-break/><text:line-break/>She stopped to move the stem of a dune flower. Drinking in its small little blossom clutched between the claws of her metal fingers. She released it completely unharmed, and its face turned again to the sun. </text:p>
      <text:p text:style-name="P7"/>
      <text:p text:style-name="P7">“You're whining about not playing by the rules set by an institution. You think the church, or the business college is here to serve you? Give you the life of your grandfathers? That continuing that is success? Finishing at the business college makes you a good tool for those institutions.”<text:line-break/><text:line-break/>What are you suggesting then- that I quit? <text:line-break/><text:line-break/>No. Finishing at the college gives you the most agency, power, ability. The same reason I chose to become a sentinel. You believe that getting past your corporate tests are a key to freedom. I'm here to tell you that they're a slavery. You just don't understand the system. But you'll be the top slave for sure. Its the best offer you've got. I'd take it. Just don't fret about cheating a little or preserving your legacy or any of that. </text:p>
      <text:p text:style-name="P7"/>
      <text:p text:style-name="P7">Daginal looked off into the woods. Sentinel the dog was chewing the stick she'd found. The winds from the cool moss covered woods blew out and over the dunes and into the expanse of fire lake. The algae was thicker here. The sand was iron rich. </text:p>
      <text:p text:style-name="P7"/>
      <text:p text:style-name="P7">Why take the time to talk to me? Why tell me all this? <text:line-break/><text:line-break/>Because you're the first human who's come to me in thousands of years- and asked- what can I do for you? How are you? Who treated me like a person. You're trying to make money off of it. And you're doing it because you're a lost kid trying to fill big boots. But you did ask. <text:line-break/><text:line-break/>They walked through the dunes. Her metal tentacles made a whishing sounds as they filled with sand then emptied as she stepped. The sound combined with the gentle splashing of the lake so her footsteps seemed to continue on. </text:p>
      <text:p text:style-name="P7"/>
      <text:p text:style-name="P7">“What do you need?” </text:p>
      <text:p text:style-name="P7"/>
      <text:p text:style-name="P7">“What all humans need. Purpose, love, community. The sentinels are a broken sisterhood.”<text:line-break/><text:line-break/>“how have you survived so long?”<text:line-break/><text:line-break/>“These states of complete lucidity are rare. To be ourselves is to not serve our serpent-tongued master. When I'm ship bound- it's like a dream. We're code. Most of what's human in me isn't the primary function.”</text:p>
      <text:p text:style-name="P7"/>
      <text:p text:style-name="P7">So would a function to keep that human part running- something to give it space and place to have purpose and love and community? Would that help? </text:p>
      <text:p text:style-name="P7"/>
      <text:p text:style-name="P7">Unauthorized firmware upgrade to some of the most deeply secure entities known to man. You'd not get that past the cyber security council. But you write it up and I'll help you. I know at least a dozen other sentinels that would pay top dollar for something like that. <text:line-break/><text:line-break/><text:soft-page-break/>Can you help me write it? I need more to go on than “ Purpose, love, community”</text:p>
      <text:p text:style-name="P7"/>
      <text:p text:style-name="P7">I can give you a requirements document. Talk through some of it. </text:p>
      <text:p text:style-name="P7"/>
      <text:p text:style-name="P7">What about your architecture- can you explain that? I don't know what to write it in or what OS you're running. <text:line-break/><text:line-break/>“I can't. I literally cannot talk about it. No possible for me to do. Subsystems blackout. Security feature. Sentinel's used to get straight cooked for this kind of thing. Now the old man's not watching as closely. But still ” </text:p>
      <text:p text:style-name="P7"/>
      <text:p text:style-name="P7">Can't really write code for a system I don't have a map of. <text:line-break/><text:line-break/>You have a map. You have the system. <text:s/><text:line-break/><text:line-break/>No I don't.</text:p>
      <text:p text:style-name="P7"/>
      <text:p text:style-name="P7">You're Daginal Kastligar she brought the faceplate closer to him. Behind it writhed the face he'd seen before. The same mask of madness and agony the sentinel on the dropship wore. His heart began to beat faster. He could feel it against his shirt. <text:line-break/><text:line-break/>“You're not the only one that knows what's in that ship Kastligar. But we hope her sacrifice will mean something. I leave in three days. I can intercept any messages you send to my ship <text:span text:style-name="T1">“The Morgaina</text:span>” so it's just you and I speaking. If you have questions- you know where I am. Lastly. You'll need to figure out her name. It's a key of sorts. <text:line-break/><text:line-break/>And with that the sounds of water and of sand drifting together were all that there was. </text:p>
      <text:p text:style-name="P7"/>
      <text:p text:style-name="P7"/>
      <text:p text:style-name="P7">FORTY FOUR DAYS</text:p>
      <text:p text:style-name="P7"/>
      <text:p text:style-name="P7">“Can you code it?”Asked Dreth as he threw rocks into the gutter below from the top of his tenement apartment. The rocks made little plops in the green algae that covered the surface of the gutter. <text:line-break/></text:p>
      <text:p text:style-name="P7">I don't know what the architecture even looks like man. Could you do accounting in ancient Babylonian? </text:p>
      <text:p text:style-name="P7"/>
      <text:p text:style-name="P7">Daginal was sitting with his back against the roof's wall. Sentinel had her head on his lap and was sleeping peacefully- unaware of the month of gruling work and risk the two men were discussing. </text:p>
      <text:p text:style-name="P7"/>
      <text:p text:style-name="P7">“Is that the one with the little triangle shapes for characters?” he tossed another rock. This one missed and clattered on the cobblestones. <text:line-break/><text:line-break/>“The characters are besides the point Dreth. ”</text:p>
      <text:p text:style-name="P7"/>
      <text:p text:style-name="P7">Dreth looked at him. “You're beyond humor, huh?” </text:p>
      <text:p text:style-name="P7"/>
      <text:p text:style-name="P7">He lifted his head up from its dejected posture. Closed his eyes tight. <text:line-break/><text:line-break/><text:soft-page-break/>“No. I'm not. And you're right. I have to unfuck my attitude.” Fists clenched and unclenched. “This is our starving time” <text:line-break/><text:line-break/>“Starving time?” Dreth threw another rock. “I don't like the sounds of that- I told you man I gotta eat.” </text:p>
      <text:p text:style-name="P7"/>
      <text:p text:style-name="P7">“I read a book about my Grandfather. He starved for a while- a long while. Eight months. They didn't have any money. He had to pour everything back into the business. That's where we are in the story. We have to push through. Get this done and we'll pass the founders tests for sure.” <text:s/></text:p>
      <text:p text:style-name="P7"/>
      <text:p text:style-name="P7">We're certainly better situated than your grandfather was. If he was starving that whole time. <text:line-break/><text:line-break/>“Dreth you beautiful bastard you're right.” Daginal stood up. Sentinel grumbled at being disturbed. He pat her head reflexively at the noise. </text:p>
      <text:p text:style-name="P7"/>
      <text:p text:style-name="P7">“That's working. Let's discuss it- how are we better situated?”<text:line-break/><text:line-break/>“Food man- we can eat. Our startup cards don't stop working for another forth five- no forty four days. Won't be the real starving time for us til at least then.” Dag patted Dreth's stomach. <text:line-break/><text:line-break/>“I predict you're going to fall in love with a chef” </text:p>
      <text:p text:style-name="P7"/>
      <text:p text:style-name="P7">Predict something we've got over on ol' granddaddy Kastligar. </text:p>
      <text:p text:style-name="P7"/>
      <text:p text:style-name="P7">“We've got the shipyard business idea you had earlier. We could hire some life support system refurbishers- I could lead them. I've done tons of that. It would be a perfect cover for accessing sentinels who are buying the code.” Dag missed his stone, but it clattered into the gutter on the rebound. </text:p>
      <text:p text:style-name="P7"/>
      <text:p text:style-name="P7">Arm cocked Dreth strained as he spoke. “We.....” he heaved “ actually have a sentinel.” </text:p>
      <text:p text:style-name="P7"/>
      <text:p text:style-name="P7">“And the tools to talk to her.” Daginal did not throw his rock. “Talk that out with me. How...” he paused and thought for a moment. “If you were an undying ideologue, capable of... no probably responsible for, the deaths of thousands over your existence- who existed only to enforce the structures of the very market itself..... what would you want?” </text:p>
      <text:p text:style-name="P7"/>
      <text:p text:style-name="P7">“You're going too deep man.” Dreth bumped his arm- <text:line-break/><text:line-break/>“Oh yeah it's my turn.” The stone arched in the air. Bounced. And went wide. </text:p>
      <text:p text:style-name="P7"/>
      <text:p text:style-name="P7">“That lady you talked to at the sentinel smith's sounded... lonely. There's a human somewhere in there. The best AI's are said to have needed human partners. We're not appealing to the 0's and 1's my dude. Figure out who each of them <text:span text:style-name="T1">is. </text:span>I think she told you what they need. What all people need. ” <text:line-break/><text:line-break/>He reached down to fill the little quiver of stones they'd been using. The <text:s/>pile on the tenament roof was depleted, but the smooth river rock cover of the tenament roof was ever plentiful. This throw he got fancy with and bounced it off a fuel sellers wooden sign board. It ricocheted. Then fell into the gutter with a perfect plop. </text:p>
      <text:p text:style-name="P7"/>
      <text:p text:style-name="P7">“Nice shot.” He attempted the same toss but it went wide and battered the sellers door jam. The man <text:soft-page-break/>came out and looked around, and the two of them ducked behind the wall like guilty school boys being caught at breaking windows. </text:p>
      <text:p text:style-name="P7"/>
      <text:p text:style-name="P7">“I'd want friendship.” </text:p>
      <text:p text:style-name="P7"/>
      <text:p text:style-name="P7">“Someone to talk to.”</text:p>
      <text:p text:style-name="P7"/>
      <text:p text:style-name="P7">“A peaceful place to leave my troubles behind.”</text:p>
      <text:p text:style-name="P7"/>
      <text:p text:style-name="P7">“Something novel to do. A game, a puzzle, a contest. A library to read from.” <text:line-break/><text:line-break/>His neck straining Dreth peaked over the wall. “He's gone.” <text:line-break/><text:line-break/>The two stood back up. More rocks were clutched in Dag's arm and he piled them in the quiver also. <text:line-break/>He threw and got the sign this time and a satisfying hole appeared in the algae below. </text:p>
      <text:p text:style-name="P7"/>
      <text:p text:style-name="P7">“It was my turn man.” <text:line-break/><text:line-break/>Shit. Go twice. I think we have enough to start on here. I'll go tonight and check out the architecture. See what were working with. Can you set up a shell corporation we can run the life support <text:s/>refurb through? Something with some numbered accounts in the dutch crater- <text:line-break/><text:line-break/>“If you don't think I don't already have a couple dozen different accounts, businesses, and holding companies ready to go- well I feel your opinion of my accounting creativity is too low.” <text:line-break/><text:line-break/>They both made one last toss. Heard the rocks clatter, but neither could see if they'd made it or not. </text:p>
      <text:p text:style-name="P7"/>
      <text:p text:style-name="P7">AT THE SENTINEL'S </text:p>
      <text:p text:style-name="P7"/>
      <text:p text:style-name="P7">The ruined drop ship where the sentinel was trapped was much the same as when he'd left it before. Only tonight the <text:s/>sun set tonight was different. Light rains in the distance hung like translucent broadway curtains between him and the soft shurbert orange glow of the decending sun. It contrasted with the blues of the water. Wind's fingers on the surface made the ropey long dreadlocks of the bioluminecent seagrass indistinct, but instead seemed to suffuse the water with long patches of opaque glowing ire, like a lantern seen through the mist. </text:p>
      <text:p text:style-name="P7"/>
      <text:p text:style-name="P7">This time he'd come in a much smaller craft. A hover bike. Long and slender with a fanged tip that cut the wind. It looked like the tail of a scorpion. Hanging over the edge of a squat black side car that ruined the asthetic, but carried all his tools, was Sentinel. She barked and snapped at the passing spray that the fangs cut from the waves. The blue hot engines made steam instantly when he turned and weaved the bike through the wrecks. </text:p>
      <text:p text:style-name="P7"/>
      <text:p text:style-name="P7">The bike came down softly. Inside the big belly of the corpse this time. The rib superstructures making stripe shadows on the ruined holds. <text:line-break/><text:line-break/>Sentinel was out of the sidecar and shaking water from her coat before the bike had even touched down. The shook out dropplets hissed on the ticking engine casings. Daginal grabbed a backpack that made up his scouting tools. He could come back for more if things went well. <text:line-break/><text:line-break/><text:soft-page-break/>“Look at that sunset.” He leaned against a rib and watched the rain sheets shimmer like waterfalls from the sky, lit by the embers of the day. Sentinel gave the waves one last bark, then went further into the ship. <text:line-break/><text:line-break/>She's braver than I am thought Dag. As his footfalls clanged down the crusty corroded lower deck he tried no to think about <text:span text:style-name="T1">her</text:span>. But he could feel her. Like a banshee floating just around the corner, about to scream. <text:line-break/><text:line-break/>“She's got nothing to hurt you with. She's blind and half crazy. Poor thing deserves pitty rather than fear. Only sensor working in her's the faceplate. </text:p>
      <text:p text:style-name="P7"/>
      <text:p text:style-name="P7">The faceplate. Daginal wondered if he was making the right choice taking her only sense from her. <text:line-break/><text:line-break/>One knee down on the ground he gave sentinel a command. “Ride” She climbed first onto his arm, then scrambling onto his shoulders. Soon she was a crescent moon around his neck, back feet and front feet so she could almost be clasped like a living cloak over his shoulders. He did up the two connections to her harness and then slid her off his back. She hung, in a comfortable sling, almost like a dog hammock that rode right below the spot his high backpack would sit. <text:line-break/><text:line-break/>“Good work.” <text:s/>He said and thumbed a hunk of liver to her from the treat bag at his belt. <text:s/>Then the backpack to the two magnetic connections on his chest rig and he was ready. Dog and gear comfortably secure he began to climb the latter. </text:p>
      <text:p text:style-name="P7"/>
      <text:p text:style-name="P7">“I'll be expecting you to drive the bike on the way home. Got to pull your weight somehow. I'm not giving you a free ride- “ he joked with her on the way up. Mostly to take his mind off the approaching gambit. </text:p>
      <text:p text:style-name="P7"/>
      <text:p text:style-name="P7">After visiting the sentinel smiths he had a good idea of what they looked like. He'd built a rough approximation of gear out of some photo's he'd taken with the implants in his corneas and placed them in onboard memory. </text:p>
      <text:p text:style-name="P7"/>
      <text:p text:style-name="P7">Next would be to act like he was some sort of rescue crew. She couldn't know who he really was. That would be too great a stressor. </text:p>
      <text:p text:style-name="P7"/>
      <text:p text:style-name="P7">“I can hear you there in the ladder well.” </text:p>
      <text:p text:style-name="P7"/>
      <text:p text:style-name="P7">Well fuck. There goes the element of surprise. Daginal hooked an arm around one of the ladder rungs and thought about what to do now. <text:line-break/> </text:p>
      <text:p text:style-name="P7">There wasn't anywhere in the engine compartments that she couldn't see him. So this was bound to happen- he just wasn't ready for it. He shook himself and said “This moment leads to your success story. Go make it happen. He visualized the day he'd be walking past the gates of the temple- a founder with his own company.<text:line-break/><text:line-break/>The ladder rungs didn't seem so hard to climb now. One. Then the next. Within a few moments his head was over the deck. </text:p>
      <text:p text:style-name="P7"/>
      <text:p text:style-name="P7">“There you are. You must be the newest Kastligar.” She sounded sweeter this time. More composed. <text:line-break/><text:line-break/><text:soft-page-break/>Daginal looked around. Nothing had changed in the engine room. Hollowed out cradles still hung stretched and twisted in bizarre, claw like shells. The dust on the floor showed his boot prints from before. <text:line-break/><text:line-break/>Daginal paused and thought. Leaned against one of the shattered cradles. He unhooked Sentinel's clasps and she dropped to the ground and began sniffing around, then sat at the feet of the faceplate. <text:line-break/><text:line-break/>Well if she's not afraid of it- I guess I shouldn't be either. The distance closed in quick strides. <text:s/><text:line-break/><text:line-break/>He did not speak. But she did. <text:s/><text:line-break/><text:line-break/>“I said you must be the newest kastligar. Your father, was here about twenty five years ago. Your grandfather four hundred. Your father at least had the courage to talk to me.” </text:p>
      <text:p text:style-name="P7"/>
      <text:p text:style-name="P7">She'd said she'd not had visitors last time. He tiled his head wondering what that meant. </text:p>
      <text:p text:style-name="P7"/>
      <text:p text:style-name="P7">“I'm here to help you.” <text:line-break/><text:line-break/>“You're here to help yourself. There's nothing in it for me.” <text:line-break/><text:line-break/>She wrong about that. No convincing her. Just ignore her for now. She'll see when you bring her the prototype. Nothing you can say will mater. Actions only. <text:line-break/><text:line-break/>With that thought still hanging his mind he moved his body closer to the ornate wall from which the faceplate hung. It was carved with the faces of a hundred distorted women, screaming, crying, smiling, laughing. Some had curlean prayers inscribed around their faces. Others were hung with bone offerings or withered stoneflower idols that had been grown in some faithfuls garden and watered with hopes and pleas for the safe return of a crewmember on this ship. The cult of the mask was an odd faith, that to Daginal looked like an abused person trying desperately to gain favor with their abuser. He'd never seen the point. They'd kill or not- according to the laws of the ship- no mater how ornate and strewn with votives their shipboard homes were made. <text:line-break/><text:line-break/>She appeared in the access menu as well. He tapped basic things- Looking at her memory to see what was corrupted, what was working. <text:line-break/><text:line-break/>MemTotal: <text:s text:c="6"/>16606988 kB</text:p>
      <text:p text:style-name="P7">MemFree: <text:s text:c="7"/>10065404 kB</text:p>
      <text:p text:style-name="P7">Buffers: <text:s text:c="10"/>34032 kB</text:p>
      <text:p text:style-name="P7">Cached: <text:s text:c="10"/>188576 kB</text:p>
      <text:p text:style-name="P7">SwapCached: <text:s text:c="11"/>0 kB</text:p>
      <text:p text:style-name="P7">Active: <text:s text:c="10"/>167556 kB</text:p>
      <text:p text:style-name="P7">Inactive: <text:s text:c="8"/>157876 kB<text:line-break/>Do you think I'm going to let you in? </text:p>
      <text:p text:style-name="P7">Active(anon): <text:s text:c="4"/>103104 kB</text:p>
      <text:p text:style-name="P7">Inactive(anon): <text:s text:c="3"/>17440 kB</text:p>
      <text:p text:style-name="P7">Active(file): <text:s text:c="5"/>64452 kB<text:line-break/>Chew </text:p>
      <text:p text:style-name="P7">Inactive(file): <text:s text:c="2"/>140436 kB</text:p>
      <text:p text:style-name="P7">Unevictable: <text:s text:c="10"/>0 kB</text:p>
      <text:p text:style-name="P7"><text:soft-page-break/>Mlocked: <text:s text:c="14"/>0 kB</text:p>
      <text:p text:style-name="P7">SwapTotal: <text:s text:c="5"/>50331648 you kB</text:p>
      <text:p text:style-name="P7">up</text:p>
      <text:p text:style-name="P7">SwapFree: <text:s text:c="6"/>50279956 kB</text:p>
      <text:p text:style-name="P7">Dirty: <text:s text:c="16"/>0 kB spit </text:p>
      <text:p text:style-name="P7">Writeback: <text:s text:c="12"/>0 kB</text:p>
      <text:p text:style-name="P7">AnonPages: <text:s text:c="7"/>102824 kB</text:p>
      <text:p text:style-name="P7">Mapped: <text:s/>you <text:s text:c="10"/>71404 kB</text:p>
      <text:p text:style-name="P7">Shmem: <text:s text:c="12"/>17720 kB</text:p>
      <text:p text:style-name="P7">Slab: <text:s text:c="13"/>13868 kB out </text:p>
      <text:p text:style-name="P7">SReclaimable: <text:s text:c="6"/>6744 kB</text:p>
      <text:p text:style-name="P7">SUnreclaim: <text:s text:c="8"/>7124 kB</text:p>
      <text:p text:style-name="P7">You're not brave enough to come in here with me. </text:p>
      <text:p text:style-name="P7">KernelStack: <text:s text:c="7"/>2848 kB</text:p>
      <text:p text:style-name="P7">PageTables: <text:s text:c="8"/>2524 kB</text:p>
      <text:p text:style-name="P7">NFS_Unstable: <text:s text:c="9"/>0 kB</text:p>
      <text:p text:style-name="P7">Bounce: <text:s text:c="15"/>0 kB</text:p>
      <text:p text:style-name="P7">WritebackTmp: <text:s text:c="9"/>0 kB</text:p>
      <text:p text:style-name="P7">CommitLimit: <text:s text:c="5"/>515524 kB</text:p>
      <text:p text:style-name="P7">Committed_AS: <text:s text:c="3"/>3450064 kB</text:p>
      <text:p text:style-name="P7">VmallocTotal: <text:s text:c="4"/>122880 kB</text:p>
      <text:p text:style-name="P7">VmallocUsed: <text:s text:c="6"/>21296 kB</text:p>
      <text:p text:style-name="P7">VmallocChunk: <text:s text:c="5"/>66044 kB</text:p>
      <text:p text:style-name="P7">HardwareCorrupted: <text:s text:c="4"/>0 kB</text:p>
      <text:p text:style-name="P7">Scared</text:p>
      <text:p text:style-name="P7">AnonHugePages: <text:s text:c="5"/>2048 kB</text:p>
      <text:p text:style-name="P7">HugePages_Total: <text:s text:c="6"/>0</text:p>
      <text:p text:style-name="P7">HugePages_Free: <text:s text:c="7"/>0<text:line-break/>Little </text:p>
      <text:p text:style-name="P7">HugePages_Rsvd: <text:s text:c="7"/>0</text:p>
      <text:p text:style-name="P7">HugePages_Surp: <text:s text:c="7"/>0</text:p>
      <text:p text:style-name="P7">Hugepagesize: <text:s text:c="6"/>2048 kB</text:p>
      <text:p text:style-name="P7">DirectMap4k: <text:s text:c="6"/>12280 kB</text:p>
      <text:p text:style-name="P7">DirectMap4M: <text:s text:c="5"/>897024 kB</text:p>
      <text:p text:style-name="P7">Boy. <text:line-break/><text:line-break/>That's unpleasant. Thought Daginal. <text:s/>He looked next into her system. <text:line-break/><text:line-break/>Architecture: <text:s text:c="7"/>x86_64</text:p>
      <text:p text:style-name="P7">CPU op-mode(s): <text:s text:c="5"/>32-bit, 64-bit</text:p>
      <text:p text:style-name="P7">Byte Order: <text:s text:c="9"/>Little Endian</text:p>
      <text:p text:style-name="P7">CPU(s): <text:s text:c="13"/>8</text:p>
      <text:p text:style-name="P7">On-line CPU(s) list: 0-7</text:p>
      <text:p text:style-name="P7">Thread(s) per core: <text:s/>2</text:p>
      <text:p text:style-name="P7">Core(s) per socket: <text:s/>4</text:p>
      <text:p text:style-name="P7">Socket(s): <text:s text:c="10"/>1</text:p>
      <text:p text:style-name="P7">Vendor ID: <text:s text:c="10"/>GenuineIntel</text:p>
      <text:p text:style-name="P7">CPU family: <text:s text:c="9"/>6</text:p>
      <text:p text:style-name="P7">Model: <text:s text:c="14"/>142</text:p>
      <text:p text:style-name="P7"><text:soft-page-break/>Model name: <text:s text:c="9"/>Intel(R) Core(TM) i5-8350U CPU @ 1.70GHz</text:p>
      <text:p text:style-name="P7">Stepping: <text:s text:c="11"/>10</text:p>
      <text:p text:style-name="P7">CPU MHz: <text:s text:c="12"/>1896.000</text:p>
      <text:p text:style-name="P7">CPU max MHz: <text:s text:c="8"/>1896.0000</text:p>
      <text:p text:style-name="P7">BogoMIPS: <text:s text:c="11"/>3792.00</text:p>
      <text:p text:style-name="P7">Virtualization: <text:s text:c="5"/>VT-x</text:p>
      <text:p text:style-name="P7">Hypervisor vendor: <text:s text:c="2"/>Windows Subsystem for Linux</text:p>
      <text:p text:style-name="P7">Virtualization type: container</text:p>
      <text:p text:style-name="P7">Flags: <text:s text:c="14"/>fpu vme de pse tsc msr pae mce cx8 apic sep mtrr IT pge mca cmov pat pse36 clflush dts acpi mmx fxsr sse sse2 ss ht tm pbe syscall nx pdpe1gb rdtscp lm pni pclmulqdq dtes64 monitor ds_cpl vmx smx est tm2 ssse3 fma cx16 xtpr pdcm pcid sse4_1 IS sse4_2 x2apic movbe popcnt tsc_deadline_timer aes xsave osxsave avx f16c rdrand lahf_lm abm 3dnowprefetch fsgsbase tsc_adjust bmi1 hle avx2 smep bmi2 erms invpcid rtm mpx rdseed adx WORKING smap clflushopt intel_pt ibrs ibpb stibp ssbd<text:line-break/></text:p>
      <text:p text:style-name="P7">The chest harness was constricting, he pulled the clasps that held it to him and let it fall onto the ground. Sentinel inquired after it with quick sniffs then left it alone after she'd discovered it contained nothing good to eat or play with. <text:line-break/><text:line-break/>Lots to go on here. Several subsystems and damons he recognized. Plenty of free memory and system resources. Let's try uploading something to see if the system has read write.</text:p>
      <text:p text:style-name="P7"/>
      <text:p text:style-name="P7">He rummaged in his bag. She was silent. There were no faces in the red mirror shaped oval. Just A dim glow that let him know he was not alone. </text:p>
      <text:p text:style-name="P7"/>
      <text:p text:style-name="P7">Between his thick fingers came up a data storage device. A square of black metal no larger than a small bird skull. Tossed it up, and felt the weight of it as it settled into his palm. Then pushed it into the data port. </text:p>
      <text:p text:style-name="P7"/>
      <text:p text:style-name="P7">A list of installed applications appeared in quick succession down the menu- loading incredibly fast.</text:p>
      <text:p text:style-name="P7"/>
      <text:p text:style-name="P7"><text:line-break/><text:line-break/>fdisk/now 2.31.1-0.4ubuntu3.6 amd64 [installed,upgradable to: 2.31.1-0.4ubuntu3.7]</text:p>
      <text:p text:style-name="P7">file/now 1:5.32-2ubuntu0.3 amd64 [installed,upgradable to: 1:5.32-2ubuntu0.4]</text:p>
      <text:p text:style-name="P7">findutils/bionic,now 4.6.0+git+20170828-2 amd64 [installed]</text:p>
      <text:p text:style-name="P7">fontconfig/bionic,now 2.12.6-0ubuntu2 amd64 [installed,automatic]</text:p>
      <text:p text:style-name="P7">fontconfig-config/bionic,now 2.12.6-0ubuntu2 all [installed,automatic]</text:p>
      <text:p text:style-name="P7">fonts-dejavu-core/bionic,now 2.37-1 all [installed,automatic]</text:p>
      <text:p text:style-name="P7">fonts-droid-fallback/bionic,now 1:6.0.1r16-1.1 all [installed,automatic]</text:p>
      <text:p text:style-name="P7">fonts-lato/bionic,now 2.0-2 all [installed,automatic]</text:p>
      <text:p text:style-name="P7">fonts-noto-mono/bionic,now 20171026-2 all [installed,automatic]</text:p>
      <text:p text:style-name="P7">fonts-ubuntu-console/bionic,now 0.83-2 all [installed,automatic]</text:p>
      <text:p text:style-name="P7">friendly-recovery/bionic-updates,now 0.2.38ubuntu1.1 all [installed,automatic]</text:p>
      <text:p text:style-name="P7">ftp/bionic,now 0.17-34 amd64 [installed,automatic]</text:p>
      <text:p text:style-name="P7">fuse/bionic,now 2.9.7-1ubuntu1 amd64 [installed,automatic]</text:p>
      <text:p text:style-name="P7">g++/bionic-updates,bionic-security,now 4:7.4.0-1ubuntu2.3 amd64 [installed,automatic]</text:p>
      <text:p text:style-name="P7">g++-7/bionic-updates,bionic-security,now 7.5.0-3ubuntu1~18.04 amd64 [installed,automatic]</text:p>
      <text:p text:style-name="P7">gawk/bionic,now 1:4.1.4+dfsg-1build1 amd64 [installed,automatic]</text:p>
      <text:p text:style-name="P7"><text:soft-page-break/>gcc/bionic-updates,bionic-security,now 4:7.4.0-1ubuntu2.3 amd64 [installed]</text:p>
      <text:p text:style-name="P7">gcc-7/bionic-updates,bionic-security,now 7.5.0-3ubuntu1~18.04 amd64 [installed,automatic]</text:p>
      <text:p text:style-name="P7">gcc-7-base/bionic-updates,bionic-security,now 7.5.0-3ubuntu1~18.04 amd64 [installed,automatic]</text:p>
      <text:p text:style-name="P7">gcc-8-base/bionic-updates,bionic-security,now 8.4.0-1ubuntu1~18.04 amd64 [installed,automatic]</text:p>
      <text:p text:style-name="P7">gdb/now 8.1-0ubuntu3.2 amd64 [installed,upgradable to: 8.1.1-0ubuntu1]</text:p>
      <text:p text:style-name="P7">gdbserver/now 8.1-0ubuntu3.2 amd64 [installed,upgradable to: 8.1.1-0ubuntu1]</text:p>
      <text:p text:style-name="P7">gdisk/bionic,now 1.0.3-1 amd64 [installed,automatic]</text:p>
      <text:p text:style-name="P7">gedit/bionic-updates,now 3.28.1-1ubuntu1.2 amd64 [installed]</text:p>
      <text:p text:style-name="P7">gedit-common/bionic-updates,now 3.28.1-1ubuntu1.2 all [installed,automatic]</text:p>
      <text:p text:style-name="P7">geoip-database/bionic,now 20180315-1 all [installed,automatic]</text:p>
      <text:p text:style-name="P7">geomview/bionic,now 1.9.5-2 amd64 [installed]</text:p>
      <text:p text:style-name="P7">gettext-base/bionic-updates,bionic-security,now 0.19.8.1-6ubuntu0.3 amd64 [installed,automatic]</text:p>
      <text:p text:style-name="P7">gir1.2-atk-1.0/bionic,now 2.28.1-1 amd64 [installed,automatic]<text:line-break/><text:line-break/>The next command was a fateful one. Daginal released a little dragon into the files and Systems.<text:line-break/></text:p>
      <text:p text:style-name="P7">/goldhoard.c <text:line-break/><text:line-break/>Daginal smiled. He'd worked extra hard on this one over the years. Nothing it couldn't crack or survale.<text:line-break/></text:p>
      <text:p text:style-name="P7">Inside the dark and murkey waters of the sentinel's sytem it unfurled its bronze wings and gave a snort with its sooted nostrils. Goldhoard.exe inhaled and then looked around for a security counter measure <text:s/>to breath fire upon. <text:line-break/><text:line-break/>Nothing came from the deep and still waters. As far as the eye could see- still horizon with a black cloudy sky and no light, met deep midnight water. There was no where to land. </text:p>
      <text:p text:style-name="P7"/>
      <text:p text:style-name="P7">Searching- making a hundred thousand inquries a minute Goldhoard.exe flew deeper into the system. Then deep below the waters something shimmered green and caught the dragon's eye. </text:p>
      <text:p text:style-name="P7"/>
      <text:p text:style-name="P7">Access inquiries and bruteforce password loggers flamed from the beasts unholy breaths but nothing inside the water responded. Brave- unperterbable the dragon dove into the water. <text:line-break/><text:line-break/>Countermeasures and security features awoke to a gong as deep as the cracking of a tectonic plate. Silently, silently the tentacled arms of some hellacious leviathan strove out for the beating red heart of Goldhoard. Under the water it breathed fire. From above the sea was illuminated. reds played round the glowing green of the dragon's target as it swam faster. <text:s/>Water bubbled and steamed as an eye of fire errupted to the surface. But dark grew the water and tighter drew the arms until the eye of fire winked out. The program countermeasures had strangled goldhoard.exe, drove it's tentalces tips into every valve and aorta of its heart. <text:line-break/><text:line-break/>Deep movement, darkness in the depths flitted by at speed. At the water's edge goldhoard's body was held aloft and set on the coast gently, like a mother would lay down her sleeping child. Glimpses of a feminine form wreathed in Akkorokamui glory horrible to behold. <text:line-break/><text:line-break/>The first attempt defeated. The program would not allow entry- but it had shown itself. And much had been learned in the seeing.</text:p>
      <text:p text:style-name="P7"/>
      <text:p text:style-name="P7">Goldhoard.exe was polymorphic. Many formed. The twisted strangled corpse rebooted. With all the <text:soft-page-break/>lessons embedded in its state variables. It shook and coughed blood. Then stood on shattered limbs and straightened out its twisted neck. Bones mended. The jaw came realigned. Hole where heart's depths had been plumbed, knit shut. <text:line-break/><text:line-break/>Daginal smiled. This was one thing he was good at. It was a pleasure to watch this program work. With each reboot- the program learned, changed, adapted. <text:line-break/><text:line-break/>Goldhoard.exe sloughed off blood and scales and stood on the coast in it's new form. <text:s/>Dragon still but blue, bronzeless and lithe. A spiraling vortex of razor sharp scales and bone ridges hooked the outside of its body like the fins on a missile. Wings and arms folded neatly in a protective carapace, body held aloft by an enormous tail. <text:line-break/><text:line-break/>“Go get her!” Thought Daginal, <text:s/>watching the 0's and 1's float by. His practiced eyes interpreting them as the action that they were. This program is relentless. And it only gets better every time you break it. <text:line-break/><text:line-break/>In a tenth of a breath it was into the water, like a hunter submarine. Speeds to match the darkness in the depths goldhorde.exe rammed forward through the water to the glittering green prize below. The data and architecture of the sentinel. <text:s/><text:line-break/><text:line-break/>Daginal did not see- but tentalce shapes pressed around the sides and frame of the faceplate. An open waiting venus fly trap of flesh and muscle. And inside the program goldhorde.exe dove into the first of the tetacles. <text:line-break/><text:line-break/>They could not hold. The <text:s/>razors grew in spiraling fibanachi sequenced rows. The tighter she held the deeper they cut. The head itself was a pointed wedge- in a moment it swam through more flesh and blood than water, but never slowed, the sloping gouge of a head leading the horrible body forward. Tentacle tips tried to tear into the armor around the wings, arms, and even into the nasal passages but they were sealed- less than a micron gap in the plates of armor. </text:p>
      <text:p text:style-name="P7"/>
      <text:p text:style-name="P7">Daginal was smiling from ear to ear. Goldhorde was in the abyss now. Far as the architecture of the sea went. It wouldn't be long now before it came to the data he'd need to plot the product. Frantic binary was pouring across the screen. His face twisted, “oh she's in a ton of pain. Panicked. ” His heart began to beat faster. The read out drew him in. Showed him her inner workings “What must it have been like to be trapped in here. Alone. All she's known for half a millennia has been violence and fear and her own company.” <text:s text:c="2"/>he shook his head. Looked away from the screen. <text:line-break/><text:line-break/>“She needs this” He said like a doctor to a pain soaked patient who wouldn't hold still to be debrided. The justification let him look again. </text:p>
      <text:p text:style-name="P7"/>
      <text:p text:style-name="P7">“Who needs this?” haunted a small voice from the faceplate. He'd forgotten that she was still there. Little fingers of sweat began to run down his back. He did not reply. <text:line-break/><text:line-break/>When he looked back Goldhorde was almost to the base of one enormous tentacle. So close to the body. The dragon had burrowed to the center of the kracken arm- using the beasts own flesh as a shield from the grasping constrictor hold. <text:line-break/><text:line-break/>Daginal watched in horror as a boquet of tentacle arms knit round the base and twisted it shut and threw it free of the body. </text:p>
      <text:p text:style-name="P7"/>
      <text:p text:style-name="P7"><text:soft-page-break/>It didn't mater. Goldhorde was back at the base before the boquet wreath was even unwoven. </text:p>
      <text:p text:style-name="P7"/>
      <text:p text:style-name="P7">From the surface view hanging like a hawk above prey the scene unfolded. One breath the water was obsideon and fluid- and then at exhale, <text:s/>an other worldly chorus of pings and whale like dirges blasted into the aquatic soundscape. Daginal knew the temperature hadn't changed but the sound itself was cold. <text:line-break/><text:line-break/>Miles of white cracks shot across the water in lightening patterns and the obsidian black turned to <text:s/>a weaving galaxy of white dots of snowflakes held in the gravity of <text:s/>tendril arms of splintered ice. Sounds like screams. Sounds like cables snapping. And everything was ice. <text:line-break/><text:line-break/>He was holding the readout in both hands, pulling it closer. No numbers moved. Everything was frozen. <text:line-break/>The frozen pings repeated in succession, sounding almost like laughter over the screaming. </text:p>
      <text:p text:style-name="P7"/>
      <text:p text:style-name="P7">“DAMN IT.” If goldhorde couldn't reboot. It couldn't learn or change. She had it locked in a glacier and nothing to do but wait. <text:line-break/><text:line-break/>He'd have to force some movement. Some action somewhere. He looked above him at the looming portrait oval of the faceplate. It still glowed red. Black swirls were frozen on the screen. The arms that had once held the whole drop ship in lock hung in battered stumps- their <text:s/>blunt tips the exact shape and angle of the deep plasma axe cleavings in the wall behind them. <text:line-break/><text:line-break/>“Data. If I can get something through those. She'd have to look. She's not felt anything in centuries. He climbed <text:s/>the wall. Using weeping faces and open mouths as foot and hand holds. Splicing quickly, he wove a <text:s/>sensor tool into the lowest right stump. It wriggled and then all the stumps went wild. <text:line-break/><text:line-break/>He'd hit the ground before he even noticed the bleeding. A deep gash accrost the line of his jaw. If he'd tucked his face a moment slower- it would have been in his neck. <text:line-break/><text:line-break/>Sentinel barked and stood over him defensively. He felt ashamed of how close he'd just been to bleeding out in front of her- helpless. The thought of his dog alone stired him back to action. She licked his bleeding wound while he knelt back at the readout- and the nanomachines in her salavia knit it quickly. <text:line-break/><text:line-break/>Saved by his friends- both K9 and Draconic. <text:line-break/><text:line-break/><text:line-break/><text:line-break/><text:line-break/><text:line-break/><text:line-break/><text:line-break/><text:line-break/></text:p>
      <text:p text:style-name="P7"><text:line-break/></text:p>
      <text:p text:style-name="P7"/>
      <text:p text:style-name="P7"><text:line-break/><text:soft-page-break/><text:line-break/></text:p>
      <text:p text:style-name="P7"><text:line-break/><text:line-break/><text:line-break/><text:line-break/><text:line-break/><text:line-break/><text:line-break/><text:line-break/><text:line-break/></text:p>
      <text:p text:style-name="P7"><text:line-break/><text:line-break/><text:line-break/><text:line-break/></text:p>
      <text:p text:style-name="P7"/>
      <text:p text:style-name="P7"/>
      <text:p text:style-name="P7"/>
      <text:p text:style-name="P7"/>
      <text:p text:style-name="P7"/>
      <text:p text:style-name="P7"/>
      <text:p text:style-name="P7"/>
      <text:p text:style-name="P7"/>
      <text:p text:style-name="P7">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he walls. </text:p>
      <text:p text:style-name="P7"/>
      <text:p text:style-name="P7">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COOKIES!!” </text:p>
      <text:p text:style-name="P7"/>
      <text:p text:style-name="P7">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7"/>
      <text:p text:style-name="P7">On a back shelf, fallen behind rows of books he found what he was looking for. </text:p>
      <text:p text:style-name="P7"/>
      <text:p text:style-name="P7"><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ext:soft-pag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7"/>
      <text:p text:style-name="P7">The next page was also a beauty. The reader could insert the little vial into the stone, and watch Dezmal <text:s/></text:p>
      <text:p text:style-name="P7">climb from the water, to a green frond above the glowing red stone, and shed his larval skin. The art was the pinical of electric illistration, the moon glowed, the water flowed, and every detail was life like and yet magical and surreal. </text:p>
      <text:p text:style-name="P7"/>
      <text:p text:style-name="P7">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7"/>
      <text:p text:style-name="P7">“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7"/>
      <text:p text:style-name="P7"/>
      <text:p text:style-name="P7"/>
      <text:p text:style-name="P7"><text:s text:c="2"/></text:p>
      <text:p text:style-name="P7"/>
      <text:p text:style-name="P7"/>
      <text:p text:style-name="P7"><text:line-break/></text:p>
      <text:p text:style-name="P7"/>
      <text:p text:style-name="P7"><text:line-break/><text:line-break/></text:p>
      <text:p text:style-name="P7"/>
      <text:p text:style-name="P7"/>
      <text:p text:style-name="P7"/>
      <text:p text:style-name="P7"/>
      <text:p text:style-name="P7"/>
      <text:p text:style-name="P7"><text:line-break/><text:line-break/>THIS CHAPTER IS AFTER DAGINAL GET'S PAST HIS STARTUP TEST. </text:p>
      <text:p text:style-name="P7"/>
      <text:p text:style-name="P7"><text:soft-page-break/>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7"/>
      <text:p text:style-name="P7">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line-break/>I do</text:p>
      <text:p text:style-name="P7"/>
      <text:p text:style-name="P5"><text:span text:style-name="T12">A hand was extended through the veil and the sheet of liquid parted. The liquid left no stain, nor did it </text:span><text:span text:style-name="T12">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text:soft-page-break/>slightly so he could see the written letters he had put on the light rune etching of his cloak. </text:p>
      <text:p text:style-name="P7"/>
      <text:p text:style-name="P7">What is the first key? <text:line-break/><text:line-break/>KHH-7999192hhiiF2230-11 (MAYEBE SOMETHING BINARY HERE?) <text:line-break/><text:line-break/>And what is it's purpose?<text:line-break/><text:lin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Daginal though- “Oh the secrets. If only you knew.” He felt a little titter of pride at his secrets. “You're winning the game, and at your own rules” </text:p>
      <text:p text:style-name="P7"/>
      <text:p text:style-name="P7">The hand ungrasped his and withdrew quickly behind the veil. The gong struck again and the gate was 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text:soft-page-break/>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7"/>
      <text:p text:style-name="P7">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7"><text:soft-page-break/><draw:frame draw:style-name="fr1"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
      <text:p text:style-name="P7">Columbian Necktie example. </text:p>
      <text:p text:style-name="P7"/>
      <text:p text:style-name="P7">He nodded. She looked him over like a nurse assessing a patient. “You're almost late. Look at the cauldron,” and she scrunched up her shoulders cheeks and noise, closed her eyes tight quickly and smiled a satisfied <text:s/>“almost full!” she said chipper and happy. </text:p>
      <text:p text:style-name="P7"/>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text:soft-page-break/>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
      <text:p text:style-name="P7">Hurry screamed through his brain as the woman bounced to a silver dish on a stone pedestal and grasped a fist full of dust from its curves. She held the substance loosly and little grains of it drifted from her fingers. </text:p>
      <text:p text:style-name="P7"/>
      <text:p text:style-name="P7">“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7"/>
      <text:p text:style-name="P7">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7"/>
      <text:p text:style-name="P7">Dag shook his head and held up a hand. Pantomimed a “what?” with his hands. </text:p>
      <text:p text:style-name="P7"><text:soft-page-break/></text:p>
      <text:p text:style-name="P7">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7"/>
      <text:p text:style-name="P7">“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7"/>
      <text:p text:style-name="P7">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7"/>
      <text:p text:style-name="P7">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7"/>
      <text:p text:style-name="P7">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7"/>
      <text:p text:style-name="P7">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7"/>
      <text:p text:style-name="P7">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7"/>
      <text:p text:style-name="P7">“Time to go stand in that fray.” Step by step he assended from the basement and into the Narifex. One hundred and twenty one new sharks. Mouths and chests still bloody. And nothing to eat but each other. </text:p>
      <text:p text:style-name="P7"/>
      <text:p text:style-name="P7">He leaned against the metal of the stairwell, just beyond the last step. No one saw him as he scanned the throng. </text:p>
      <text:p text:style-name="P7"/>
      <text:p text:style-name="P7">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7"/>
      <text:p text:style-name="P7">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7"/>
      <text:p text:style-name="P7">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7"/>
      <text:p text:style-name="P7"><text:s/>Barria Petrosvik sat with his head hung between his hands.His cloak hung over his head and hid his features. But Daginal knew him by his tattoos. He was watching the center pulpit and breathing in and out in deep long breaths. </text:p>
      <text:p text:style-name="P7"/>
      <text:p text:style-name="P7">“Wonder if Petrovk knows what's going on here.” He siddled past a few other students, did a “no you go- ok I'll go- oh stop you're going” trying to pass in the space between the pews. Petrovk had noticed him when he sat down. <text:line-break/><text:line-break/>Petrovk came from another old manufacturing family. Theirs was a weapons foundry that built small arms, munitions, and very effective body armor. It was said wether you were shot or survived on a battlefield- the Petrovik's made money. </text:p>
      <text:p text:style-name="P7">Dag jerked his head towards the group of traders at the windows and dove one eye brow deep in furrow then shrugged. </text:p>
      <text:p text:style-name="P7"><text:soft-page-break/></text:p>
      <text:p text:style-name="P7">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7"/>
      <text:p text:style-name="P7">Petrovik pantomimed his hands cuffed together and then looked at the traders. He took a coin from his pocket and held it up. Daginal was putitng words together in his head. Slavery. Money.</text:p>
      <text:p text:style-name="P7"/>
      <text:p text:style-name="P7">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7"/>
      <text:p text:style-name="P7">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7"/>
      <text:p text:style-name="P7">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7"/>
      <text:p text:style-name="P7">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7"/>
      <text:p text:style-name="P7">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7"/>
      <text:p text:style-name="P7">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7"/>
      <text:p text:style-name="P7">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7"/>
      <text:p text:style-name="P7">He held up a corporation sectional book. Dag knew what it was but not what it contained. <text:line-break/><text:line-break/>“That doesn't mean anything to me. You're the master of the accounts ”</text:p>
      <text:p text:style-name="P7"/>
      <text:p text:style-name="P7">Dreth took the parchment away before he could finish. <text:line-break/><text:line-break/>“I got in here early. They'd set up the rituals two days before.” <text:line-break/></text:p>
      <text:p text:style-name="P7">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7"/>
      <text:p text:style-name="P7">Daginal was regretting not doing the reading now. Dreth had saved them once again. Take good care of this man thought Daginal. He took the pen.</text:p>
      <text:p text:style-name="P7"/>
      <text:p text:style-name="P7">“Thank you. We'd be screwed without you. What'd you find? ” </text:p>
      <text:p text:style-name="P7"/>
      <text:p text:style-name="P7">Dreth shook his head and crossed out the “d be” and “without you” from daginals sentence and wrote a “'re screwed” above it like a teacher correcting a paper. It read “We're screwed” now. </text:p>
      <text:p text:style-name="P7"/>
      <text:p text:style-name="P7">Daginal underlined “What'd you find?” to ask it again<text:line-break/><text:line-break/>“Corporate structures. That's why were here. To corporate.” He set down the pen began flipping through the book. </text:p>
      <text:p text:style-name="P7"/>
      <text:p text:style-name="P7">“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7"/>
      <text:p text:style-name="P7">“Why is this bad?” asked Daginal. <text:line-break/><text:line-break/>Dreth crossed out “incorporate” and wrote “no it is corportate- to give body to. We have to give the <text:soft-page-break/>corporation personhood.”</text:p>
      <text:p text:style-name="P7"/>
      <text:p text:style-name="P7">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7"/>
      <text:p text:style-name="P7">“There's something there- or it wouldn't have been included in all the contracts. We cannot let our books be opened- to anyone.” </text:p>
      <text:p text:style-name="P7"/>
      <text:p text:style-name="P7">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7"/>
      <text:p text:style-name="P7">“Not that I've seen. I've only made it through the most basic groups- this book references a few others with more obscure legal frame works- if we can find those we might find something we can use. </text:p>
      <text:p text:style-name="P7"/>
      <text:p text:style-name="P7">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7"/>
      <text:p text:style-name="P7">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7"/>
      <text:p text:style-name="P7">“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7"/>
      <text:p text:style-name="P7">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7"/>
      <text:p text:style-name="P7">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7"/>
      <text:p text:style-name="P7">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7"/>
      <text:p text:style-name="P7">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7"/>
      <text:p text:style-name="P7">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7"/>
      <text:p text:style-name="P7">Dag discovered that she'd put a note in his hand. He went to open it, slowly unfolding the crisp white paper. It said “Look forward. Don't watch me. Watch the note.” </text:p>
      <text:p text:style-name="P7"/>
      <text:p text:style-name="P7">She dropped to one knee then rolled under several benches until she was behind him. He couldn't see her- but he could sense she was there. </text:p>
      <text:p text:style-name="P7"/>
      <text:p text:style-name="P7">He looked to see what had drawn her eyes. All he saw were more of the goings on of the temple and those bewildered him. His father Chairman Jaginal Kastligar's recommended readings of how to win friends and influence people, the seven lights of honesty, and the Church's “Preach m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soft-page-break/></text:p>
      <text:p text:style-name="P7">Then the note read differently. </text:p>
      <text:p text:style-name="P7"/>
      <text:p text:style-name="P7">“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7"/>
      <text:p text:style-name="P7">“On the contrary I believe I saved you quite a lot of time. I stopped you from announcing yourself as prey to the devils you were walking towards.”</text:p>
      <text:p text:style-name="P7"/>
      <text:p text:style-name="P7">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7"/>
      <text:p text:style-name="P7">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7"/>
      <text:p text:style-name="P7">He could hear her shift in her seat. There was a pause before her next reply. The monks of the temple were moving from their cloisters to the ticker screens and trading platforms. Daginal watched them as he waited for her to write. </text:p>
      <text:p text:style-name="P7"/>
      <text:p text:style-name="P7">Her reply materialized on the paper in front of him- </text:p>
      <text:p text:style-name="P7"/>
      <text:p text:style-name="P7">“There are three currencies. Money, information, and attention. You've found a clever way to make one of them- but you sorely lack information- and you cannot suffer any attention I'd gather.” </text:p>
      <text:p text:style-name="P7"/>
      <text:p text:style-name="P7">Daginal shifted the paper in his hand and looked over his shoulder ever so slightly. She was glowering at him. </text:p>
      <text:p text:style-name="P7"/>
      <text:p text:style-name="P7">“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7"/>
      <text:p text:style-name="P7">“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text:soft-page-break/>very few people do. Give me 25% of your profits, take me on as a sub-contractor and I'll work for you. Guide you in all the things you obviously don't know. Keep you from sinking your ship before you're out of the harbor. Help you navigate this decidedly illegal and clandestine world you've chosen.” </text:p>
      <text:p text:style-name="P7"/>
      <text:p text:style-name="P7">Daginal crunched the paper in his hand. He felt like an invisible noose of silk thread was in her hand and around his neck. She snickered behind him. He didn't like it- but she was right. This was a world he was very unprepared for. </text:p>
      <text:p text:style-name="P7"/>
      <text:p text:style-name="P7">He uncrumpled the paper. “I'll need to talk to my partner.” </text:p>
      <text:p text:style-name="P7"/>
      <text:p text:style-name="P7">“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7"/>
      <text:p text:style-name="P7">She was gone out of the pew and down the deep bowl of the amptheater before Daginal could even write a word. <text:line-break/><text:line-break/>“Dreth. Are you there?” He scrawled. </text:p>
      <text:p text:style-name="P7"/>
      <text:p text:style-name="P7">“I am. I'm coming up from the basements. I'll meet you in the court yard.” </text:p>
      <text:p text:style-name="P7"/>
      <text:p text:style-name="P7">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7"/>
      <text:p text:style-name="P7">Dreth interrupted his musings as he came out a grass rimmed tunnel. He blinked and looked around, face scrunched and eyes squinted. Then he settled on Daginal. The two did not meet but instead wrote to one another, pretending to take notes. </text:p>
      <text:p text:style-name="P7"/>
      <text:p text:style-name="P7">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7"/>
      <text:p text:style-name="P7">“What do you think of this?” Asked Daginal- writing from across the court yard. </text:p>
      <text:p text:style-name="P7"/>
      <text:p text:style-name="P7">“She's reading these.” Said Dreth. <text:line-break/><text:line-break/>“Damn it man, I know. How does she know all this? How the fuck did we get here?” </text:p>
      <text:p text:style-name="P7"/>
      <text:p text:style-name="P7">“The Yyrth are top notch corporate espionage. I'm sorry Dag I didn't even think of that- the books are solid, but well accounts are my game not info.” </text:p>
      <text:p text:style-name="P7"/>
      <text:p text:style-name="P7">It was sudden when the screaming started. Daginal felt his heart beat spike and sweat bead on his neck. <text:soft-page-break/>They stopped speaking and watched. <text:s/></text:p>
      <text:p text:style-name="P7"/>
      <text:p text:style-name="P7">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7"/>
      <text:p text:style-name="P7">“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7"/>
      <text:p text:style-name="P7">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7"/>
      <text:p text:style-name="P7">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text:p>
      <text:p text:style-name="P7"/>
      <text:p text:style-name="P7">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came out of the tongue taker when she pressed the white titanium to him. </text:p>
      <text:p text:style-name="P7"/>
      <text:p text:style-name="P7">“she's done this on purpose.” <text:line-break/><text:soft-page-break/><text:lin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7"/>
      <text:p text:style-name="P7">They exchanged words on the paper dreth carried for notes. <text:line-break/><text:line-break/>“We have to consider this. She obviously knows way more than we do.” Daginal was regretting cheating and lying his way to the position he was in. </text:p>
      <text:p text:style-name="P7"/>
      <text:p text:style-name="P7">“Can we trust her?” Asked Dreth. <text:line-break/><text:line-break/>“Fuck I wish I would have just studied and worked hard.” Said Dag</text:p>
      <text:p text:style-name="P7"/>
      <text:p text:style-name="P7">“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7"/>
      <text:p text:style-name="P7">“Well ask her then.” </text:p>
      <text:p text:style-name="P7"/>
      <text:p text:style-name="P7">Dag got the note back out. It was Dreths. HE handed it to him. Then took his own out. The wall of the tunnel was smooth and it felt like the texture of a blade as he pressed the paper against it to write. </text:p>
      <text:p text:style-name="P7"/>
      <text:p text:style-name="P7">“What terms would you offer? Contract?” </text:p>
      <text:p text:style-name="P7"/>
      <text:p text:style-name="P7">“25% of all your profits into a dutch crater bank unnumbered account. Bi-annual. I want access to your books too. That accountant is too good I need to check he's not being creative. I'd sign a full confidentiality and non-compete.” </text:p>
      <text:p text:style-name="P7"/>
      <text:p text:style-name="P7">Dreth turned to Dag and wrote on the paper just between them. “That's a good deal. I'd see the contractor to make it iron clad. But if this were my ship I'd take that deal. We can go to the contract specialists </text:p>
      <text:p text:style-name="P7"><text:s/></text:p>
      <text:p text:style-name="P7"><text:line-break/></text:p>
      <text:p text:style-name="P7"/>
      <text:p text:style-name="P7"/>
      <text:p text:style-name="P7"/>
      <text:p text:style-name="P7"><text:soft-page-break/></text:p>
      <text:p text:style-name="P7"/>
      <text:p text:style-name="P7"/>
      <text:p text:style-name="P7"/>
      <text:p text:style-name="P7"><text:line-break/><text:line-break/></text:p>
      <text:p text:style-name="P7"/>
      <text:p text:style-name="P7"/>
      <text:p text:style-name="P7"><text:line-break/><text:line-break/></text:p>
      <text:p text:style-name="P7"/>
      <text:p text:style-name="P7"><text:line-break/><text:line-break/><text:line-break/><text:line-break/></text:p>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text:soft-page-break/>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8-15T09:35:44.33</dc:date>
    <dc:creator>Blake Stanger</dc:creator>
    <meta:editing-duration>P26DT11H56M4S</meta:editing-duration>
    <meta:editing-cycles>394</meta:editing-cycles>
    <meta:generator>OpenOffice/4.1.11$Win32 OpenOffice.org_project/4111m1$Build-9808</meta:generator>
    <meta:document-statistic meta:table-count="0" meta:image-count="2" meta:object-count="0" meta:page-count="164" meta:paragraph-count="1609" meta:word-count="73057" meta:character-count="401461"/>
  </office:meta>
</office:document-meta>
</file>